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19c3" officeooo:paragraph-rsid="001919c3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c493" officeooo:paragraph-rsid="001ac49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919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rd</text:span> of <text:span text:style-name="T4">February</text:span> 202<text:span text:style-name="T3">1</text:span> under the <text:span text:style-name="T4">40th</text:span> PA Meeting.</text:p>
      <text:p text:style-name="P1"/>
      <text:p text:style-name="P1">The Assembly, recognising the current situation,</text:p>
      <text:p text:style-name="P1"/>
      <text:p text:style-name="P5">Constitutes the need to instate a warp plugin or datapack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WilliamAC8</text:p>
      <text:p text:style-name="P1"/>
      <text:p text:style-name="P1"/>
      <text:p text:style-name="P1"/>
      <text:p text:style-name="Standard"><text:span text:style-name="T1">[</text:span><text:span text:style-name="T2">Motion 40-2: To get the warp plugi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3T13:14:26.215968119</dc:date>
    <meta:editing-duration>PT1M46S</meta:editing-duration>
    <meta:editing-cycles>5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8" meta:word-count="44" meta:character-count="273" meta:non-whitespace-character-count="237"/>
  </office:meta>
</office:document-meta>
</file>